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MARY MAGDALENE (20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ESSAGE OF MARY MAGDALENE (20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she sees (2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she says (20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OHN 20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ESSAGE OF MARY MAGDALENE (20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ISSION OF TWO DISCIPLES (20:3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MISSION OF TWO DISCIPLES (20:3-10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Who they are (20:3a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What they do (20:3b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What they see (20:4-9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What they see (20:4-9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John (20:4-5, 8-9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John (20:4-5, 8-9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t first, he looks inside and sees the burial cloth that covered Jesus' body, but he does not go in (20:4-5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inally, he goes in and believes (20:8-9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What they see (20:4-9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John (20:4-5, 8-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Peter (20:6-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MISSION OF TWO DISCIPLES (20:3-10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Who they are (20:3a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What they do (20:3b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hat they see (20:4-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ere they go (20:10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JOHN 20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MESSAGE OF MARY MAGDALENE (20:1-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ISSION OF TWO DISCIPLES (20:3-10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MANIFESTATIONS OF JESUS CHRIST (20:11-29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-title-Title-Slide" presentation:presentation-page-layout-name="Master1-PPL1" draw:id="Slide-265">
        <draw:frame draw:id="id101" presentation:style-name="a571" draw:name="Title 1" svg:x="1.38in" svg:y="0.83in" svg:width="10.3in" svg:height="4.42in" presentation:class="title" presentation:placeholder="false">
          <draw:text-box>
            <text:p text:style-name="a570" text:class-names="" text:cond-style-name=""><text:span text:style-name="a568" text:class-names="">THE MANIFESTATIONS OF JESUS CHRIST (20:11-29):<text:s text:c="1"/></text:span><text:span text:style-name="a569" text:class-names=""/></text:p>
          </draw:text-box>
          <svg:title/>
          <svg:desc/>
        </draw:frame>
        <draw:frame draw:id="id102" presentation:style-name="a576" draw:name="Subtitle 2" svg:x="1.38in" svg:y="5.25in" svg:width="10.3in" svg:height="1.85in" presentation:class="subtitle" presentation:placeholder="false">
          <draw:text-box>
            <text:p text:style-name="a573" text:class-names="" text:cond-style-name=""><text:span text:style-name="a572" text:class-names=""><text:s text:c="1"/>The appearance before Mary Magdalene (20:11-18)<text:s text:c="1"/></text:span></text:p>
            <text:p text:style-name="a575" text:class-names="" text:cond-style-name=""><text:span text:style-name="a574" text:class-names=""/></text:p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appearance before Mary Magdalene (20:11-18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orrowful one (20:11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hining ones (20:12-1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shining ones (20:12-13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ir question (20:12-13a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Her answer (20:13b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appearance before Mary Magdalene (20:11-18)<text:s text:c="1"/></text:span><text:span text:style-name="a609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sorrowful one (20:11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shining ones (20:12-13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sovereign one (20:14-1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sovereign one (20:14-18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Mary's error (20:14-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Mary's ecstasy (20:16-18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appearance before Mary Magdalene (20:11-18)<text:s text:c="1"/></text:span><text:span text:style-name="a642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sorrowful one (20:1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shining ones (20:12-1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sovereign one (20:14-18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MANIFESTATIONS OF JESUS CHRIST (20:11-29):<text:s text:c="1"/></text:span><text:span text:style-name="a660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appearance before Mary Magdalene (20:11-18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appearance before the ten (20:19-23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appearance before the ten (20:19-23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fearful ones (20:19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faithful one (20:19b-23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faithful one (20:19b-23)<text:s text:c="1"/></text:span><text:span text:style-name="a690" text:class-names=""/></text:p>
          </draw:text-box>
          <svg:title/>
          <svg:desc/>
        </draw:frame>
        <draw:frame draw:id="id118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He comforts them (20:19b-20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He commissions them (20:21-23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9" draw:style-name="a703" draw:master-page-name="Master1-Layout12-tx-Title-and-Text" presentation:presentation-page-layout-name="Master1-PPL12" draw:id="Slide-274">
        <draw:frame draw:id="id119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<text:s text:c="1"/>The appearance before the ten (20:19-23)<text:s text:c="1"/></text:span><text:span text:style-name="a705" text:class-names=""/></text:p>
          </draw:text-box>
          <svg:title/>
          <svg:desc/>
        </draw:frame>
        <draw:frame draw:id="id120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fearful ones (20:19a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faithful one (20:19b-23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20" draw:style-name="a718" draw:master-page-name="Master1-Layout12-tx-Title-and-Text" presentation:presentation-page-layout-name="Master1-PPL12" draw:id="Slide-275">
        <draw:frame draw:id="id121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MANIFESTATIONS OF JESUS CHRIST (20:11-29):<text:s text:c="1"/></text:span><text:span text:style-name="a720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appearance before Mary Magdalene (20:11-18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appearance before the ten (20:19-23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appearance before Thomas (20:24-29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-title-Title-Slide" presentation:presentation-page-layout-name="Master1-PPL1" draw:id="Slide-276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<text:s text:c="1"/>The appearance before Thomas (20:24-29)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The reluctance by Thomas (20:24-25)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The reluctance by Thomas (20:24-25)<text:s text:c="1"/></text:span><text:span text:style-name="a748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reason (20:24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requirements (20:25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The appearance before Thomas (20:24-29)<text:s text:c="1"/>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 reluctance by Thomas (20:24-25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recognition by Thomas (20:26-29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4" draw:style-name="a776" draw:master-page-name="Master1-Layout12-tx-Title-and-Text" presentation:presentation-page-layout-name="Master1-PPL12" draw:id="Slide-279">
        <draw:frame draw:id="id129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<text:s text:c="1"/>The recognition by Thomas (20:26-29)<text:s text:c="1"/></text:span><text:span text:style-name="a778" text:class-names=""/></text:p>
          </draw:text-box>
          <svg:title/>
          <svg:desc/>
        </draw:frame>
        <draw:frame draw:id="id130" presentation:style-name="a796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The manifestation (20:26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invitation (20:2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adoration (20:28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observation (20:29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5" draw:style-name="a797" draw:master-page-name="Master1-Layout12-tx-Title-and-Text" presentation:presentation-page-layout-name="Master1-PPL12" draw:id="Slide-280">
        <draw:frame draw:id="id131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observation (20:29):<text:s text:c="1"/></text:span><text:span text:style-name="a799" text:class-names=""/></text:p>
          </draw:text-box>
          <svg:title/>
          <svg:desc/>
        </draw:frame>
        <draw:frame draw:id="id132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"You believe because you have seen me" (20:29a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"Blessed are those who haven't seen me and believe anyway" (20:29b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6" draw:style-name="a812" draw:master-page-name="Master1-Layout12-tx-Title-and-Text" presentation:presentation-page-layout-name="Master1-PPL12" draw:id="Slide-281">
        <draw:frame draw:id="id133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The recognition by Thomas (20:26-29)<text:s text:c="1"/></text:span><text:span text:style-name="a814" text:class-names=""/></text:p>
          </draw:text-box>
          <svg:title/>
          <svg:desc/>
        </draw:frame>
        <draw:frame draw:id="id134" presentation:style-name="a832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manifestation (20:26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invitation (20:27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adoration (20:28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 observation (20:29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7" draw:style-name="a833" draw:master-page-name="Master1-Layout12-tx-Title-and-Text" presentation:presentation-page-layout-name="Master1-PPL12" draw:id="Slide-282">
        <draw:frame draw:id="id135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<text:s text:c="1"/>The appearance before Thomas (20:24-29)<text:s text:c="1"/></text:span><text:span text:style-name="a835" text:class-names=""/></text:p>
          </draw:text-box>
          <svg:title/>
          <svg:desc/>
        </draw:frame>
        <draw:frame draw:id="id136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<text:s text:c="1"/>The reluctance by Thomas (20:24-25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The recognition by Thomas (20:26-29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8" draw:style-name="a848" draw:master-page-name="Master1-Layout12-tx-Title-and-Text" presentation:presentation-page-layout-name="Master1-PPL12" draw:id="Slide-283">
        <draw:frame draw:id="id137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THE MANIFESTATIONS OF JESUS CHRIST (20:11-29):<text:s text:c="1"/></text:span><text:span text:style-name="a850" text:class-names=""/></text:p>
          </draw:text-box>
          <svg:title/>
          <svg:desc/>
        </draw:frame>
        <draw:frame draw:id="id138" presentation:style-name="a865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appearance before Mary Magdalene (20:11-18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appearance before the ten (20:19-23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appearance before Thomas (20:24-29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9" draw:style-name="a866" draw:master-page-name="Master1-Layout12-tx-Title-and-Text" presentation:presentation-page-layout-name="Master1-PPL12" draw:id="Slide-284">
        <draw:frame draw:id="id139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JOHN 20</text:span><text:span text:style-name="a868" text:class-names=""/></text:p>
          </draw:text-box>
          <svg:title/>
          <svg:desc/>
        </draw:frame>
        <draw:frame draw:id="id140" presentation:style-name="a886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THE MESSAGE OF MARY MAGDALENE (20:1-2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THE MISSION OF TWO DISCIPLES (20:3-10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THE MANIFESTATIONS OF JESUS CHRIST (20:11-29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MISSION OF JOHN'S GOSPEL (20:30-31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20</dc:title>
    <meta:initial-creator>David STRICKLAND</meta:initial-creator>
    <dc:creator>David STRICKLAND</dc:creator>
    <meta:creation-date>2020-02-22T17:34:05Z</meta:creation-date>
    <dc:date>2020-02-22T17:34:06Z</dc:date>
    <meta:template xlink:href="BibleStudy" xlink:type="simple"/>
    <meta:editing-cycles>1</meta:editing-cycles>
    <meta:editing-duration>PT0S</meta:editing-duration>
    <meta:document-statistic meta:paragraph-count="97" meta:word-count="735"/>
  </office:meta>
</office:document-meta>
</file>